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25-03-04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1808" calcext:value-type="float">
            <text:p>-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24-03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4856" calcext:value-type="float">
            <text:p>-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23-03-22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060424" calcext:value-type="float">
            <text:p>-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5172" calcext:value-type="float">
            <text:p>-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876" calcext:value-type="float">
            <text:p>-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36776" calcext:value-type="float">
            <text:p>-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6972" calcext:value-type="float">
            <text:p>-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1808" calcext:value-type="float">
            <text:p>-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7048" calcext:value-type="float">
            <text:p>-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3928" calcext:value-type="float">
            <text:p>-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304264" calcext:value-type="float">
            <text:p>-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96544" calcext:value-type="float">
            <text:p>-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10944" calcext:value-type="float">
            <text:p>-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52904" calcext:value-type="float">
            <text:p>-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70024" calcext:value-type="float">
            <text:p>-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090904" calcext:value-type="float">
            <text:p>-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904976" calcext:value-type="float">
            <text:p>-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33904" calcext:value-type="float">
            <text:p>-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17368" calcext:value-type="float">
            <text:p>-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3144" calcext:value-type="float">
            <text:p>-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59456" calcext:value-type="float">
            <text:p>-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6568" calcext:value-type="float">
            <text:p>-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68552" calcext:value-type="float">
            <text:p>-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84296" calcext:value-type="float">
            <text:p>-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58112" calcext:value-type="float">
            <text:p>-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79448" calcext:value-type="float">
            <text:p>-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8968" calcext:value-type="float">
            <text:p>-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1348" calcext:value-type="float">
            <text:p>-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3248" calcext:value-type="float">
            <text:p>-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50896" calcext:value-type="float">
            <text:p>-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78864" calcext:value-type="float">
            <text:p>-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2392" calcext:value-type="float">
            <text:p>-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496" calcext:value-type="float">
            <text:p>-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496" calcext:value-type="float">
            <text:p>-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6972" calcext:value-type="float">
            <text:p>-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4" calcext:value-type="float">
            <text:p>-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376" calcext:value-type="float">
            <text:p>-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5712" calcext:value-type="float">
            <text:p>-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77616" calcext:value-type="float">
            <text:p>-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35528" calcext:value-type="float">
            <text:p>-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16656" calcext:value-type="float">
            <text:p>-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448" calcext:value-type="float">
            <text:p>-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79624" calcext:value-type="float">
            <text:p>-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3144" calcext:value-type="float">
            <text:p>-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0388" calcext:value-type="float">
            <text:p>-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65148" calcext:value-type="float">
            <text:p>-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136" calcext:value-type="float">
            <text:p>-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91232" calcext:value-type="float">
            <text:p>-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6192" calcext:value-type="float">
            <text:p>-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00376" calcext:value-type="float">
            <text:p>-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84552" calcext:value-type="float">
            <text:p>-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054328" calcext:value-type="float">
            <text:p>-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17368" calcext:value-type="float">
            <text:p>-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66976" calcext:value-type="float">
            <text:p>-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5336" calcext:value-type="float">
            <text:p>-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1724" calcext:value-type="float">
            <text:p>-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72768" calcext:value-type="float">
            <text:p>-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99664" calcext:value-type="float">
            <text:p>-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78584" calcext:value-type="float">
            <text:p>-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01544" calcext:value-type="float">
            <text:p>-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7528" calcext:value-type="float">
            <text:p>-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05048" calcext:value-type="float">
            <text:p>-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06928" calcext:value-type="float">
            <text:p>-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57448" calcext:value-type="float">
            <text:p>-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5628" calcext:value-type="float">
            <text:p>-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5336" calcext:value-type="float">
            <text:p>-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529304" calcext:value-type="float">
            <text:p>-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649111560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8896" calcext:value-type="float">
            <text:p>-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